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8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9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2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1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2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A23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24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25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A26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A27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A28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x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x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2:30:42.4187987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9:43:05.718247253</meta:creation-date>
    <dc:date>2024-01-01T10:44:58.315648636</dc:date>
    <meta:editing-duration>PT26M29S</meta:editing-duration>
    <meta:editing-cycles>7</meta:editing-cycles>
    <meta:generator>LibreOfficeDev/24.8.0.0.alpha0$Linux_X86_64 LibreOffice_project/899e10fea258cc7533066c643463583a32983d05</meta:generator>
    <meta:document-statistic meta:table-count="1" meta:cell-count="217" meta:object-count="0"/>
  </office:meta>
</office:document-meta>
</file>